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e76993" officeooo:paragraph-rsid="00e76993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rsid="0112eed4" officeooo:paragraph-rsid="0112eed4" style:font-size-asian="14pt" style:font-size-complex="14pt"/>
    </style:style>
    <style:style style:name="P8" style:family="paragraph" style:parent-style-name="Standard">
      <style:text-properties fo:font-size="14pt" officeooo:rsid="01211cad" officeooo:paragraph-rsid="01211cad" style:font-size-asian="14pt" style:font-size-complex="14pt"/>
    </style:style>
    <style:style style:name="P9" style:family="paragraph" style:parent-style-name="Standard">
      <style:text-properties fo:font-size="14pt" officeooo:paragraph-rsid="01211ca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paragraph-rsid="01211cad" style:font-size-asian="20pt" style:font-weight-asian="bold" style:font-size-complex="20pt" style:font-weight-complex="bold"/>
    </style:style>
    <style:style style:name="T1" style:family="text">
      <style:text-properties officeooo:rsid="0091e28d"/>
    </style:style>
    <style:style style:name="T2" style:family="text">
      <style:text-properties officeooo:rsid="00e76993"/>
    </style:style>
    <style:style style:name="T3" style:family="text">
      <style:text-properties officeooo:rsid="0119f47e"/>
    </style:style>
    <style:style style:name="T4" style:family="text">
      <style:text-properties officeooo:rsid="01211c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4">HPMI for GF(4)</text:span>.</text:p>
      <text:p text:style-name="P1">Richard Parker <text:span text:style-name="T2">12.12</text:span>.201<text:span text:style-name="T1">7</text:span></text:p>
      <text:p text:style-name="P5"/>
      <text:p text:style-name="P6">Section 1 – Introduction</text:p>
      <text:p text:style-name="P4"/>
      <text:p text:style-name="P7">This document<text:span text:style-name="T3"> discusses whether the HPMI can be specially written for the field of order 4 so as to run faster than the Albrecht method currently employed.</text:span></text:p>
      <text:p text:style-name="P7"/>
      <text:p text:style-name="P8">Not that I really expect to make big gains by this, but I am currently so confused about what is going on that I need to try an example to clarify my ideas.</text:p>
      <text:p text:style-name="P8"/>
      <text:p text:style-name="P10">Section <text:span text:style-name="T4">2</text:span> – <text:span text:style-name="T4">Preliminary design for HPMI in GF(4).</text:span></text:p>
      <text:p text:style-name="P9"/>
      <text:p text:style-name="P8">Assuming first that we match the design for GF(2), we would naturally use a cauldron of 128 bytes. <text:s/>Each vector we may want to add in would then be two of four consecutive 64-byte vectors, and if we want to add eight for each load/store of C, that would leave 8 possible 1-spaces. <text:s/>Grease level 2 seems sensible (using five slots for each using 80 and leaving 48 spare) so that a 128-byte XOR would do 512x2=1024 elementary operations in their entirety. <text:s/>Albrecht would take three of these to do 4096 elementary operations in their entire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12-12T14:25:28.676815642</dc:date>
    <meta:editing-duration>P4DT10H24M58S</meta:editing-duration>
    <meta:editing-cycles>430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8" meta:word-count="174" meta:character-count="975" meta:non-whitespace-character-count="804"/>
  </office:meta>
</office:document-meta>
</file>